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1" style:family="text">
      <style:text-properties style:font-name="Courie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OpenCMN</text:p>
      <text:p text:style-name="Heading_20_2">About</text:p>
      <text:p text:style-name="Normal"><text:a xlink:type="simple" xlink:href="http://www.opencpn.org/">OpenCPN</text:a> is a free software project to create a concise chart plotter and navigation software for use as an underway or planning tool. </text:p>
      <text:p text:style-name="Normal">Current features: </text:p>
      <text:p text:style-name="Plain_20_Text"><text:line-break/>* GPS/GPSD Postition Input<text:line-break/>* BSB Raster Chart Display<text:line-break/>* S57 Vector ENC Chart Display<text:line-break/>* C-MAP Vector Chart Display (CM93/2)<text:line-break/>* AIS Input Decoding<text:line-break/>* Waypoint / Autopilot Navigation<text:line-break/>* International Language Support<text:line-break/>* Cross-platform support<text:line-break/>* Grib Weather Overlay<text:line-break/></text:p>
      <text:p text:style-name="Normal">Homepage</text:p>
      <text:p text:style-name="Normal"><text:a xlink:type="simple" xlink:href="http://www.opencpn.org/">http://www.opencpn.org</text:a> </text:p>
      <text:p text:style-name="Normal">License</text:p>
      <text:p text:style-name="Normal">GNU General Public License (GPL) version 2 </text:p>
      <text:p text:style-name="Heading_20_2">Running</text:p>
      <text:p text:style-name="Heading_20_3">Setting up your charts</text:p>
      <text:p text:style-name="Normal">Before running OpenCPN on the LiveDVD you should activate the sample data. To do this open a Terminal from the main Applications menu and run "<text:span text:style-name="T1">opencpn_noaa_agreement.sh</text:span>" at the command prompt. The user's</text:p>
      <text:p text:style-name="Normal">password is given in the file on the main desktop.</text:p>
      <text:p text:style-name="Normal">You can download additional US nautical charts from NOAA at <text:a xlink:type="simple" xlink:href="http://www.charts.noaa.gov/">http://www.charts.noaa.gov/</text:a> </text:p>
      <text:p text:style-name="Heading_20_3">Setting up your GPS</text:p>
      <text:p text:style-name="Normal">If you have a GPS connected you will want to start the gpsd service. To do that run: </text:p>
      <text:p text:style-name="Plain_20_Text"><text:line-break/> <text:s/>sudo dpkg-reconfigure gpsd<text:line-break/></text:p>
      <text:p text:style-name="Normal">and </text:p>
      <text:p text:style-name="Plain_20_Text"><text:line-break/> <text:s/>sudo /etc/init.d/gpsd start<text:line-break/></text:p>
      <text:p text:style-name="Normal">BlueTooth GPS users should take special care to read up about the no-probe option. (for this reason we have not started gpsd automatically) <text:line-break/><text:line-break/>• 'xgps' is a good program to check that Gpsd can see your GPS ok. <text:line-break/></text:p>
      <text:p text:style-name="Normal">Documentation</text:p>
      <text:p text:style-name="Normal">Documentation is available from the <text:a xlink:type="simple" xlink:href="/usr/local/share/opencpn/doc/help.html">Help menu</text:a>, or online at <text:a xlink:type="simple" xlink:href="http://www.opencpn.org/docwiki">http://www.opencpn.org/docwiki</text:a>. </text:p>
      <text:p text:style-name="Normal">•<text:a xlink:type="simple" xlink:href="/usr/local/share/opencpn/doc/tips.html">Getting started tips</text:a>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Normal" style:next-style-name="Normal" style:class="text">
      <style:paragraph-properties fo:margin-top="0.3055in" fo:margin-bottom="0.0417in" fo:keep-with-next="auto"/>
      <style:text-properties style:font-name="Liberation Sans" fo:font-size="17pt" fo:font-weight="bold"/>
    </style:style>
    <style:style style:name="Heading_20_2" style:display-name="Heading 2" style:family="paragraph" style:parent-style-name="Normal" style:next-style-name="Normal" style:class="text">
      <style:paragraph-properties fo:margin-top="0.3055in" fo:margin-bottom="0.0417in" fo:keep-with-next="auto"/>
      <style:text-properties style:font-name="Liberation Sans" fo:font-size="14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3055in" fo:margin-bottom="0.0417in" fo:keep-with-next="auto"/>
      <style:text-properties style:font-name="Liberation Sans" fo:font-size="12pt" fo:font-weight="bold"/>
    </style:style>
    <style:style style:name="Plain_20_Text" style:display-name="Plain Text" style:family="paragraph" style:parent-style-name="Normal">
      <style:text-properties style:font-name="Courier New"/>
    </style:style>
    <style:style style:name="Normal" style:family="paragraph">
      <style:paragraph-properties fo:margin-left="0in" fo:margin-right="0in" fo:margin-top="0in" fo:margin-bottom="0in" fo:line-height="100%" fo:widows="2" fo:text-indent="0in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81in" fo:page-height="11.6929in" style:num-format="1" style:print-orientation="portrait" fo:margin-top="1.102in" fo:margin-bottom="1.102in" fo:margin-left="1.102in" fo:margin-right="1.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03-18T01:16:52</meta:creation-date>
    <dc:creator>Hamish</dc:creator>
    <dc:date>2010-03-18T01:17:15</dc:date>
    <dc:language>en-US</dc:languag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3" meta:word-count="221" meta:character-count="1381"/>
  </office:meta>
</office:document-meta>
</file>